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85,555,378,04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79,997,975,62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5,704,720,189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1,164,825,256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67,179,914,027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62,682,163,837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0,681,537,195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8,029,750,74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3,860,175,556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8,261,033,298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8,122,547,177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3,965,420,072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7,879,869,897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5,777,570,13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2,322,395,368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403,167,848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7,137,508,656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5,601,765,40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4,305,717,541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2,136,621,337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1,672,231,760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0,017,480,054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8,241,691,85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3:03.708808703</dc:date>
    <meta:editing-duration>PT1H25M22S</meta:editing-duration>
    <meta:editing-cycles>49</meta:editing-cycles>
    <meta:generator>LibreOffice/7.2.6.2$Linux_X86_64 LibreOffice_project/20$Build-2</meta:generator>
    <meta:document-statistic meta:table-count="1" meta:cell-count="48" meta:object-count="0"/>
  </office:meta>
</office:document-meta>
</file>